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hJax_Math" svg:font-family="MathJax_Math"/>
    <style:font-face style:name="Noto Sans CJK SC" svg:font-family="'Noto Sans CJK SC'" style:font-family-generic="system" style:font-pitch="variable"/>
    <style:font-face style:name="Noto Sans Math" svg:font-family="'Noto Sans Math'" style:font-family-generic="swiss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/>
  </office:font-face-decls>
  <office:automatic-styles>
    <style:style style:name="P1" style:family="paragraph" style:parent-style-name="Footnote">
      <style:text-properties officeooo:rsid="001092bd" officeooo:paragraph-rsid="001092bd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Heading_20_2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3">
      <style:text-properties officeooo:paragraph-rsid="0015462f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400f5"/>
    </style:style>
    <style:style style:name="P9" style:family="paragraph" style:parent-style-name="Text_20_body">
      <style:paragraph-properties fo:margin-top="0in" fo:margin-bottom="0.0972in" style:contextual-spacing="false" fo:line-height="114%" fo:text-align="center" style:justify-single-word="false"/>
      <style:text-properties style:font-name="Google Sans Text"/>
    </style:style>
    <style:style style:name="P10" style:family="paragraph" style:parent-style-name="Text_20_body">
      <style:paragraph-properties fo:margin-top="0in" fo:margin-bottom="0.0972in" style:contextual-spacing="false" fo:line-height="114%" fo:text-align="center" style:justify-single-word="false"/>
      <style:text-properties style:font-name="Google Sans Text" officeooo:paragraph-rsid="00124019"/>
    </style:style>
    <style:style style:name="P11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officeooo:paragraph-rsid="001092bd"/>
    </style:style>
    <style:style style:name="P1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officeooo:paragraph-rsid="00124019"/>
    </style:style>
    <style:style style:name="P13" style:family="paragraph" style:parent-style-name="Text_20_body">
      <style:paragraph-properties fo:margin-top="0in" fo:margin-bottom="0.0972in" style:contextual-spacing="false" fo:line-height="114%" fo:text-align="start" style:justify-single-word="false"/>
      <style:text-properties style:font-name="Google Sans Text" officeooo:paragraph-rsid="001f6c3d"/>
    </style:style>
    <style:style style:name="P14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/>
      <style:text-properties style:font-name="Google Sans Text" officeooo:paragraph-rsid="001f6c3d"/>
    </style:style>
    <style:style style:name="P15" style:family="paragraph" style:parent-style-name="Text_20_body">
      <style:paragraph-properties fo:margin-top="0in" fo:margin-bottom="0.0972in" style:contextual-spacing="false" fo:line-height="114%" fo:text-align="center" style:justify-single-word="false"/>
      <style:text-properties style:font-name="Google Sans Text" fo:font-style="italic" style:font-style-asian="italic" style:font-style-complex="italic"/>
    </style:style>
    <style:style style:name="P16" style:family="paragraph" style:parent-style-name="Text_20_body">
      <style:paragraph-properties fo:margin-top="0in" fo:margin-bottom="0.0972in" style:contextual-spacing="false" fo:line-height="114%" fo:text-align="center" style:justify-single-word="false"/>
      <style:text-properties style:font-name="Google Sans Text" fo:font-style="italic" officeooo:paragraph-rsid="001092bd" style:font-style-asian="italic" style:font-style-complex="italic"/>
    </style:style>
    <style:style style:name="P17" style:family="paragraph" style:parent-style-name="Text_20_body">
      <style:paragraph-properties fo:margin-top="0in" fo:margin-bottom="0.0972in" style:contextual-spacing="false" fo:line-height="114%" fo:text-align="center" style:justify-single-word="false"/>
      <style:text-properties style:font-name="Google Sans Text" fo:font-style="italic" officeooo:paragraph-rsid="001400f5" style:font-style-asian="italic" style:font-style-complex="italic"/>
    </style:style>
    <style:style style:name="P18" style:family="paragraph" style:parent-style-name="Heading_20_3">
      <style:text-properties officeooo:paragraph-rsid="001d550a"/>
    </style:style>
    <style:style style:name="P19" style:family="paragraph" style:parent-style-name="Heading_20_2">
      <style:text-properties officeooo:paragraph-rsid="001ffd00"/>
    </style:style>
    <style:style style:name="P20" style:family="paragraph" style:parent-style-name="Text_20_body">
      <style:text-properties officeooo:paragraph-rsid="001ffd00"/>
    </style:style>
    <style:style style:name="P21" style:family="paragraph" style:parent-style-name="Standard">
      <style:text-properties officeooo:paragraph-rsid="00229b30"/>
    </style:style>
    <style:style style:name="P22" style:family="paragraph" style:parent-style-name="Text_20_body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officeooo:paragraph-rsid="00229b30"/>
    </style:style>
    <style:style style:name="P23" style:family="paragraph" style:parent-style-name="Text_20_body">
      <style:text-properties officeooo:paragraph-rsid="00216751"/>
    </style:style>
    <style:style style:name="P24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ff0b3"/>
    </style:style>
    <style:style style:name="P25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6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400f5"/>
    </style:style>
    <style:style style:name="P27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ff0b3"/>
    </style:style>
    <style:style style:name="P28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29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400f5"/>
    </style:style>
    <style:style style:name="P30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ff0b3"/>
    </style:style>
    <style:style style:name="P31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259baa"/>
    </style:style>
    <style:style style:name="P32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33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400f5"/>
    </style:style>
    <style:style style:name="P34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ff0b3"/>
    </style:style>
    <style:style style:name="P35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/>
    </style:style>
    <style:style style:name="P36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  <style:text-properties style:font-name="Google Sans Text" officeooo:paragraph-rsid="001400f5"/>
    </style:style>
    <style:style style:name="P37" style:family="paragraph" style:parent-style-name="Text_20_body" style:list-style-name="L1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8" style:family="paragraph" style:parent-style-name="Text_20_body" style:list-style-name="L2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39" style:family="paragraph" style:parent-style-name="Text_20_body" style:list-style-name="L3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40" style:family="paragraph" style:parent-style-name="Text_20_body" style:list-style-name="L4">
      <style:paragraph-properties fo:margin-left="0in" fo:margin-right="0in" fo:margin-top="0in" fo:margin-bottom="0.0972in" style:contextual-spacing="false" fo:line-height="114%" fo:text-indent="0in" style:auto-text-indent="false" fo:padding="0in" fo:border="none"/>
    </style:style>
    <style:style style:name="P41" style:family="paragraph" style:parent-style-name="Text_20_body" style:list-style-name="L5">
      <style:text-properties officeooo:paragraph-rsid="00259baa"/>
    </style:style>
    <style:style style:name="P42" style:family="paragraph" style:parent-style-name="Text_20_body" style:list-style-name="L5">
      <style:text-properties officeooo:paragraph-rsid="00240844"/>
    </style:style>
    <style:style style:name="P43" style:family="paragraph" style:parent-style-name="Text_20_body" style:list-style-name="L5">
      <style:text-properties officeooo:paragraph-rsid="001ffd00"/>
    </style:style>
    <style:style style:name="P44" style:family="paragraph" style:parent-style-name="Text_20_body" style:list-style-name="L6">
      <style:text-properties officeooo:paragraph-rsid="001ffd00"/>
    </style:style>
    <style:style style:name="T1" style:family="text">
      <style:text-properties style:font-name="Google Sans Text"/>
    </style:style>
    <style:style style:name="T2" style:family="text">
      <style:text-properties style:font-name="Google Sans Text" officeooo:rsid="001cb408"/>
    </style:style>
    <style:style style:name="T3" style:family="text">
      <style:text-properties style:font-name="Google Sans Text" officeooo:rsid="001d550a"/>
    </style:style>
    <style:style style:name="T4" style:family="text">
      <style:text-properties style:font-name="Google Sans Text" officeooo:rsid="001d9441"/>
    </style:style>
    <style:style style:name="T5" style:family="text">
      <style:text-properties style:font-name="Google Sans Text" fo:font-style="italic" officeooo:rsid="001cb408" style:font-style-asian="italic" style:font-style-complex="italic"/>
    </style:style>
    <style:style style:name="T6" style:family="text">
      <style:text-properties style:font-name="Google Sans Text" officeooo:rsid="001ff0b3"/>
    </style:style>
    <style:style style:name="T7" style:family="text">
      <style:text-properties style:font-name="Google Sans Text" fo:font-weight="normal" officeooo:rsid="00229b30" style:font-weight-asian="normal" style:font-weight-complex="normal"/>
    </style:style>
    <style:style style:name="T8" style:family="text">
      <style:text-properties style:font-name="Google Sans Text" officeooo:rsid="00229b3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092bd" style:font-style-asian="italic" style:font-style-complex="italic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style="italic" style:font-style-asian="italic" style:font-style-complex="italic"/>
    </style:style>
    <style:style style:name="T13" style:family="text">
      <style:text-properties style:text-position="super 58%" fo:font-style="italic" officeooo:rsid="001092bd" style:font-style-asian="italic" style:font-style-complex="italic"/>
    </style:style>
    <style:style style:name="T14" style:family="text">
      <style:text-properties style:text-position="super 58%" style:font-name="Noto Sans Math" officeooo:rsid="00124019" style:font-name-asian="Noto Sans Math" style:font-name-complex="Noto Sans Math"/>
    </style:style>
    <style:style style:name="T15" style:family="text">
      <style:text-properties style:text-position="super 58%" officeooo:rsid="0015462f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fo:font-style="italic" officeooo:rsid="001f6c3d" style:font-style-asian="italic" style:font-style-complex="italic"/>
    </style:style>
    <style:style style:name="T20" style:family="text">
      <style:text-properties style:text-position="0% 100%" fo:font-style="italic" officeooo:rsid="001ff0b3" style:font-style-asian="italic" style:font-style-complex="italic"/>
    </style:style>
    <style:style style:name="T21" style:family="text">
      <style:text-properties style:text-position="0% 100%" style:font-name="Noto Sans Math" officeooo:rsid="00124019" style:font-name-asian="Noto Sans Math" style:font-name-complex="Noto Sans Math"/>
    </style:style>
    <style:style style:name="T22" style:family="text">
      <style:text-properties style:text-position="0% 100%" style:font-name="Google Sans Text"/>
    </style:style>
    <style:style style:name="T23" style:family="text">
      <style:text-properties style:text-position="0% 100%" style:font-name="Google Sans Text" officeooo:rsid="001cb408"/>
    </style:style>
    <style:style style:name="T24" style:family="text">
      <style:text-properties style:text-position="0% 100%" style:font-name="Google Sans Text" fo:font-style="italic" officeooo:rsid="001f6c3d" style:font-style-asian="italic" style:font-style-complex="italic"/>
    </style:style>
    <style:style style:name="T25" style:family="text">
      <style:text-properties style:text-position="0% 100%" style:font-name="Google Sans Text" fo:font-style="italic" officeooo:rsid="001cb408" style:font-style-asian="italic" style:font-style-complex="italic"/>
    </style:style>
    <style:style style:name="T26" style:family="text">
      <style:text-properties style:text-position="0% 100%" style:font-name="Google Sans Text" fo:font-weight="normal" officeooo:rsid="001ffd00" style:font-weight-asian="normal" style:font-weight-complex="normal"/>
    </style:style>
    <style:style style:name="T27" style:family="text">
      <style:text-properties style:text-position="0% 100%" style:font-name="Google Sans Text" fo:font-weight="normal" officeooo:rsid="00216751" style:font-weight-asian="normal" style:font-weight-complex="normal"/>
    </style:style>
    <style:style style:name="T28" style:family="text">
      <style:text-properties style:text-position="0% 100%" style:font-name="Google Sans Text" fo:font-weight="normal" officeooo:rsid="00229b30" style:font-weight-asian="normal" style:font-weight-complex="normal"/>
    </style:style>
    <style:style style:name="T29" style:family="text">
      <style:text-properties style:text-position="0% 100%" style:font-name="Google Sans Text" fo:font-weight="normal" officeooo:rsid="00240844" style:font-weight-asian="normal" style:font-weight-complex="normal"/>
    </style:style>
    <style:style style:name="T30" style:family="text">
      <style:text-properties style:text-position="0% 100%" style:font-name="Google Sans Text" fo:font-weight="normal" officeooo:rsid="00259baa" style:font-weight-asian="normal" style:font-weight-complex="normal"/>
    </style:style>
    <style:style style:name="T31" style:family="text">
      <style:text-properties style:text-position="0% 100%" officeooo:rsid="0015462f"/>
    </style:style>
    <style:style style:name="T32" style:family="text">
      <style:text-properties style:text-position="0% 100%" officeooo:rsid="001f6c3d"/>
    </style:style>
    <style:style style:name="T33" style:family="text">
      <style:text-properties style:text-position="0% 100%" fo:font-style="normal" officeooo:rsid="001f6c3d" style:font-style-asian="normal" style:font-style-complex="normal"/>
    </style:style>
    <style:style style:name="T34" style:family="text">
      <style:text-properties style:text-position="0% 100%" fo:font-style="normal" officeooo:rsid="001ff0b3" style:font-style-asian="normal" style:font-style-complex="normal"/>
    </style:style>
    <style:style style:name="T35" style:family="text">
      <style:text-properties style:text-position="0% 100%" style:font-name="Segoe UI" fo:font-style="italic" fo:font-weight="normal" officeooo:rsid="001400f5" style:font-style-asian="italic" style:font-weight-asian="normal" style:font-style-complex="italic" style:font-weight-complex="normal"/>
    </style:style>
    <style:style style:name="T36" style:family="text">
      <style:text-properties style:text-position="0% 100%" style:font-name="Segoe UI" fo:font-style="normal" fo:font-weight="normal" officeooo:rsid="001ffd00" style:font-style-asian="normal" style:font-weight-asian="normal" style:font-style-complex="normal" style:font-weight-complex="normal"/>
    </style:style>
    <style:style style:name="T37" style:family="text">
      <style:text-properties style:text-position="0% 100%" style:font-name="Segoe UI" fo:font-style="normal" fo:font-weight="normal" officeooo:rsid="00259baa" style:font-style-asian="normal" style:font-weight-asian="normal" style:font-style-complex="normal" style:font-weight-complex="normal"/>
    </style:style>
    <style:style style:name="T38" style:family="text">
      <style:text-properties style:text-position="0% 100%" officeooo:rsid="00229b30"/>
    </style:style>
    <style:style style:name="T39" style:family="text">
      <style:text-properties officeooo:rsid="00104d92"/>
    </style:style>
    <style:style style:name="T40" style:family="text">
      <style:text-properties style:text-position="sub 58%"/>
    </style:style>
    <style:style style:name="T41" style:family="text">
      <style:text-properties style:text-position="sub 58%" fo:font-style="italic" style:font-style-asian="italic" style:font-style-complex="italic"/>
    </style:style>
    <style:style style:name="T42" style:family="text">
      <style:text-properties style:text-position="sub 58%" style:font-name="Segoe UI" officeooo:rsid="001400f5"/>
    </style:style>
    <style:style style:name="T43" style:family="text">
      <style:text-properties style:text-position="sub 58%" style:font-name="Segoe UI" fo:font-style="italic" fo:font-weight="normal" officeooo:rsid="001400f5" style:font-style-asian="italic" style:font-weight-asian="normal" style:font-style-complex="italic" style:font-weight-complex="normal"/>
    </style:style>
    <style:style style:name="T44" style:family="text">
      <style:text-properties style:text-position="sub 58%" style:font-name="Google Sans Text"/>
    </style:style>
    <style:style style:name="T45" style:family="text">
      <style:text-properties style:text-position="sub 58%" style:font-name="Google Sans Text" officeooo:rsid="001cb408"/>
    </style:style>
    <style:style style:name="T46" style:family="text">
      <style:text-properties style:text-position="sub 58%" style:font-name="Google Sans Text" officeooo:rsid="001d550a" style:font-name-asian="Liberation Serif" style:font-name-complex="Liberation Serif"/>
    </style:style>
    <style:style style:name="T47" style:family="text">
      <style:text-properties style:text-position="sub 58%" style:font-name="Google Sans Text" fo:font-style="italic" officeooo:rsid="001f6c3d" style:font-style-asian="italic" style:font-style-complex="italic"/>
    </style:style>
    <style:style style:name="T48" style:family="text">
      <style:text-properties style:text-position="sub 58%" style:font-name="Google Sans Text" fo:font-style="italic" officeooo:rsid="001cb408" style:font-style-asian="italic" style:font-style-complex="italic"/>
    </style:style>
    <style:style style:name="T49" style:family="text">
      <style:text-properties style:text-position="sub 58%" style:font-name="Google Sans Text" fo:font-weight="normal" officeooo:rsid="001ffd00" style:font-weight-asian="normal" style:font-weight-complex="normal"/>
    </style:style>
    <style:style style:name="T50" style:family="text">
      <style:text-properties officeooo:rsid="00124019"/>
    </style:style>
    <style:style style:name="T51" style:family="text">
      <style:text-properties style:font-name="MathJax_Math" officeooo:rsid="00124019"/>
    </style:style>
    <style:style style:name="T52" style:family="text">
      <style:text-properties style:font-name="Noto Sans Math" officeooo:rsid="00124019" style:font-name-asian="Noto Sans Math" style:font-name-complex="Noto Sans Math"/>
    </style:style>
    <style:style style:name="T53" style:family="text">
      <style:text-properties officeooo:rsid="001400f5"/>
    </style:style>
    <style:style style:name="T54" style:family="text">
      <style:text-properties style:font-name="Segoe UI" officeooo:rsid="001400f5"/>
    </style:style>
    <style:style style:name="T55" style:family="text">
      <style:text-properties officeooo:rsid="0015462f"/>
    </style:style>
    <style:style style:name="T56" style:family="text">
      <style:text-properties style:font-name="Liberation Serif" officeooo:rsid="0018b0ff" style:font-name-asian="Liberation Serif" style:font-name-complex="Liberation Serif"/>
    </style:style>
    <style:style style:name="T57" style:family="text">
      <style:text-properties officeooo:rsid="001cb408"/>
    </style:style>
    <style:style style:name="T58" style:family="text">
      <style:text-properties officeooo:rsid="001d550a"/>
    </style:style>
    <style:style style:name="T59" style:family="text">
      <style:text-properties officeooo:rsid="001f6c3d"/>
    </style:style>
    <style:style style:name="T60" style:family="text">
      <style:text-properties fo:font-style="normal" officeooo:rsid="001f6c3d" style:font-style-asian="normal" style:font-style-complex="normal"/>
    </style:style>
    <style:style style:name="T61" style:family="text">
      <style:text-properties officeooo:rsid="001ff0b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1ff0b3" style:font-weight-asian="bold" style:font-weight-complex="bold"/>
    </style:style>
    <style:style style:name="T64" style:family="text">
      <style:text-properties officeooo:rsid="001ffd00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officeooo:rsid="00259ba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Conjecture on the Number of Representations of a Specific <text:span text:style-name="T57">Type of </text:span>Perfect Square</text:h>
      <text:p text:style-name="P3"/>
      <text:h text:style-name="P4" text:outline-level="2"><text:span text:style-name="T39">Specification</text:span> and Simplification of the Function f(n,k)</text:h>
      <text:p text:style-name="P7">Consider the function f(n,k) defined by:</text:p>
      <text:p text:style-name="P9"><text:span text:style-name="T9">f(n,k) = n (n+k) (n+2k) (n+3k) + k</text:span><text:span text:style-name="T12">4 </text:span><text:span text:style-name="T13">(see footnote</text:span><text:span text:style-name="T13"><text:note text:id="ftn1" text:note-class="footnote"><text:note-citation>1</text:note-citation><text:note-body><text:p text:style-name="P1"><text:span text:style-name="T38">When k = 1</text:span><text:span text:style-name="T17"> </text:span><text:span text:style-name="T38">the sequence for n = 1,2,3,… </text:span><text:span text:style-name="T17">is outlined in the Online Encyclopedia of Integer Sequences; article #062938. (https://oeis.org/A062938)</text:span></text:p></text:note-body></text:note></text:span><text:span text:style-name="T10">)</text:span></text:p>
      <text:p text:style-name="P13"><text:span text:style-name="T60">This function is usually specified with k=1 (see first example below). f(n,k)</text:span> simplifies significantly by recognizing the product of the arithmetic progression n, (n+k), (n+2k), (n+3k) can be written in terms of a central square:</text:p>
      <text:p text:style-name="P15">n(n+k)(n+2k)(n+3k) = (n<text:span text:style-name="T11">2</text:span> + 3nk + k<text:span text:style-name="T11">2</text:span>)<text:span text:style-name="T11">2</text:span> - k<text:span text:style-name="T11">4</text:span></text:p>
      <text:p text:style-name="P7">Substituting this back into the definition of f(n,k), we obtain the simplified form:</text:p>
      <text:p text:style-name="P9"><text:span text:style-name="T9">f(n,k) = (n</text:span><text:span text:style-name="T12">2</text:span><text:span text:style-name="T9"> + 3nk + k</text:span><text:span text:style-name="T12">2</text:span><text:span text:style-name="T9">)</text:span><text:span text:style-name="T12">2</text:span></text:p>
      <text:p text:style-name="P7">Thus, f(n,k) always yields a perfect square. <text:span text:style-name="T57">Also, noting the symmetry in the simplified form, it is easy to see that f(n,k) = f(k,n). </text:span>The <text:span text:style-name="T59">following conjecture</text:span> reduces to analyzing the number of integer representations of V<text:span text:style-name="T11">2</text:span>, where V = n<text:span text:style-name="T11">2</text:span> + 3nk + k<text:span text:style-name="T11">2</text:span>, for a fixed case <text:span text:style-name="T59">when </text:span>n=k.</text:p>
      <text:h text:style-name="P4" text:outline-level="2">The Conjecture<text:span text:style-name="T58">s</text:span></text:h>
      <text:p text:style-name="P14">Let <text:span text:style-name="T17">n</text:span><text:span text:style-name="T40">0</text:span> be a positive integer. <text:span text:style-name="T18">n</text:span><text:span text:style-name="T41">0</text:span><text:span text:style-name="T59"> = n = k in f(n,k). </text:span>We define the target value V_{<text:span text:style-name="T17">n</text:span><text:span text:style-name="T40">0</text:span>} as the value of the function f(<text:span text:style-name="T17">n</text:span><text:span text:style-name="T40">0</text:span>, <text:span text:style-name="T17">n</text:span><text:span text:style-name="T40">0</text:span>):</text:p>
      <text:p text:style-name="P16">V_{<text:span text:style-name="T17">n</text:span><text:span text:style-name="T40">0</text:span>} = f(<text:span text:style-name="T17">n</text:span><text:span text:style-name="T40">0</text:span>, <text:span text:style-name="T17">n</text:span><text:span text:style-name="T40">0</text:span>) = (5<text:span text:style-name="T17">n</text:span><text:span text:style-name="T40">0 </text:span><text:span text:style-name="T11">2</text:span>)<text:span text:style-name="T11">2</text:span></text:p>
      <text:p text:style-name="P12">Let S_{<text:span text:style-name="T18">n</text:span><text:span text:style-name="T41">0</text:span>} be the set of all ordered pairs of positive integers (n, k) such that f(n, k) = V_{<text:span text:style-name="T17">n</text:span><text:span text:style-name="T40">0</text:span>}.</text:p>
      <text:p text:style-name="P10">S_{<text:span text:style-name="T17">n</text:span><text:span text:style-name="T40">0</text:span>} = { (n, k) <text:span text:style-name="T52">∊</text:span><text:span text:style-name="T51"> </text:span><text:span text:style-name="T52">ℤ</text:span><text:span text:style-name="T14">+</text:span><text:span text:style-name="T21">×</text:span> <text:span text:style-name="T52">ℤ</text:span><text:span text:style-name="T14">+</text:span> <text:span text:style-name="T50">|</text:span> n<text:span text:style-name="T11">2</text:span> + 3nk + k<text:span text:style-name="T11">2</text:span> = 5<text:span text:style-name="T17">n</text:span><text:span text:style-name="T40">0 </text:span><text:span text:style-name="T11">2 </text:span><text:span text:style-name="T32">}</text:span></text:p>
      <text:p text:style-name="P11">We denote O(<text:span text:style-name="T17">n</text:span><text:span text:style-name="T40">0</text:span>) = |S_{<text:span text:style-name="T17">n</text:span><text:span text:style-name="T40">0</text:span>}| as the number of such representations.</text:p>
      <text:h text:style-name="Heading_20_3" text:outline-level="3"><text:soft-page-break/>Conjecture 1. (Odd Representation Count)</text:h>
      <text:p text:style-name="P21"><text:span text:style-name="T1">For every positive integer </text:span><text:span text:style-name="T22">n</text:span><text:span text:style-name="T44">0</text:span><text:span text:style-name="T1">, the number of representations O(</text:span><text:span text:style-name="T22">n</text:span><text:span text:style-name="T44">0</text:span><text:span text:style-name="T1">) is always odd. </text:span></text:p>
      <text:p text:style-name="P21"><text:span text:style-name="T8">Proof: </text:span><text:span text:style-name="T3">I</text:span><text:span text:style-name="T2">f there </text:span><text:span text:style-name="T3">exists</text:span><text:span text:style-name="T2"> is any n,k pair, </text:span><text:span text:style-name="T3">having n </text:span><text:span text:style-name="T56">≠</text:span><text:span text:style-name="T2"> </text:span><text:span text:style-name="T6">k</text:span><text:span text:style-name="T46"> </text:span><text:span text:style-name="T2">such </text:span><text:span text:style-name="T3">that</text:span><text:span text:style-name="T2"> f(n,k) = </text:span><text:span text:style-name="T24">V_{n</text:span><text:span text:style-name="T47">0</text:span><text:span text:style-name="T24">}</text:span><text:span text:style-name="T2">, then there is also a f(k,n) = </text:span><text:span text:style-name="T5">V_{</text:span><text:span text:style-name="T25">n</text:span><text:span text:style-name="T48">0</text:span><text:span text:style-name="T5">}</text:span><text:span text:style-name="T2">. O(</text:span><text:span text:style-name="T23">n</text:span><text:span text:style-name="T45">0</text:span><text:span text:style-name="T2">) </text:span><text:span text:style-name="T3">is the count of all such f(n,k) pairs plus 1. The plus 1 represents the one calculation where n = k = </text:span><text:span text:style-name="T23">n</text:span><text:span text:style-name="T45">0 </text:span><text:span text:style-name="T23">.</text:span></text:p>
      <text:h text:style-name="P18" text:outline-level="3">Conjecture<text:span text:style-name="T57">2</text:span>. (Modular Equality)</text:h>
      <text:p text:style-name="P8">For every positive integer <text:span text:style-name="T17">n</text:span><text:span text:style-name="T40">0</text:span>, O(<text:span text:style-name="T17">n</text:span><text:span text:style-name="T40">0</text:span>) mod 10 is equal to <text:span text:style-name="T54">σ</text:span><text:span text:style-name="T42">2</text:span>(<text:span text:style-name="T17">n</text:span><text:span text:style-name="T40">0</text:span><text:span text:style-name="T11">2</text:span>) mod 10, where <text:span text:style-name="T54">σ</text:span><text:span text:style-name="T42">2</text:span>(m) is the sum of the squares of the divisors function.</text:p>
      <text:p text:style-name="P17">O(<text:span text:style-name="T17">n</text:span><text:span text:style-name="T40">0</text:span>) <text:span text:style-name="T53">mod 10</text:span> <text:span text:style-name="T53">=</text:span> <text:span text:style-name="T54">σ</text:span><text:span text:style-name="T42">2</text:span>(<text:span text:style-name="T17">n</text:span><text:span text:style-name="T40">0</text:span><text:span text:style-name="T11">2</text:span>) mod 10</text:p>
      <text:h text:style-name="P4" text:outline-level="2">Numerical Examples</text:h>
      <text:h text:style-name="P6" text:outline-level="3"><text:span text:style-name="Strong_20_Emphasis">1. Case </text:span><text:span text:style-name="Strong_20_Emphasis"><text:span text:style-name="T22">n</text:span></text:span><text:span text:style-name="Strong_20_Emphasis"><text:span text:style-name="T44">0</text:span></text:span><text:span text:style-name="Strong_20_Emphasis"> = 1</text:span></text:h>
      <text:list text:style-name="L1">
        <text:list-item>
          <text:p text:style-name="P24">Target Value: f(1,1) = <text:span text:style-name="T33">V_{</text:span><text:span text:style-name="T34">1</text:span><text:span text:style-name="T33">}</text:span><text:span text:style-name="T19"> </text:span><text:span text:style-name="T20">= </text:span>25 <text:span text:style-name="T55">(5</text:span><text:span text:style-name="T15">2</text:span><text:span text:style-name="T55">)</text:span>.</text:p>
        </text:list-item>
        <text:list-item>
          <text:p text:style-name="P25">Solutions: <text:span text:style-name="T66">(1 pair)<text:line-break/></text:span>(<text:span text:style-name="T63">n=</text:span><text:span text:style-name="T62">1, </text:span><text:span text:style-name="T63">k=</text:span><text:span text:style-name="T62">1</text:span>).</text:p>
        </text:list-item>
        <text:list-item>
          <text:p text:style-name="P25">Count O(1) = 1.</text:p>
        </text:list-item>
        <text:list-item>
          <text:p text:style-name="P26"><text:span text:style-name="T54">σ</text:span><text:span text:style-name="T42">2 </text:span>(1<text:span text:style-name="T11">2</text:span>) = 1.</text:p>
        </text:list-item>
        <text:list-item>
          <text:p text:style-name="P37"><text:span text:style-name="T1">Check: 1 </text:span><text:span text:style-name="T3">mod 10</text:span><text:span text:style-name="T1"> = 1 mod 10. </text:span><text:span text:style-name="Strong_20_Emphasis"><text:span text:style-name="T1">(Holds)</text:span></text:span></text:p>
        </text:list-item>
      </text:list>
      <text:h text:style-name="P6" text:outline-level="3"><text:span text:style-name="Strong_20_Emphasis">2. Case </text:span><text:span text:style-name="Strong_20_Emphasis"><text:span text:style-name="T22">n</text:span></text:span><text:span text:style-name="Strong_20_Emphasis"><text:span text:style-name="T44">0</text:span></text:span><text:span text:style-name="Strong_20_Emphasis"> = 11</text:span></text:h>
      <text:list text:style-name="L2">
        <text:list-item>
          <text:p text:style-name="P27">Target Value: f(11,11) = <text:s/>= <text:span text:style-name="T33">V_{</text:span><text:span text:style-name="T34">11</text:span><text:span text:style-name="T33">}</text:span><text:span text:style-name="T19"> </text:span><text:span text:style-name="T20">= </text:span>366,025 <text:span text:style-name="T55">(605</text:span><text:span text:style-name="T15">2</text:span><text:span text:style-name="T31">)</text:span>.</text:p>
        </text:list-item>
        <text:list-item>
          <text:p text:style-name="P28">Solutions: <text:span text:style-name="T66">(3 pairs) <text:line-break/></text:span>(<text:span text:style-name="T61">n=</text:span>4, <text:span text:style-name="T61">k=</text:span>19), <text:line-break/>(<text:span text:style-name="T63">n=</text:span><text:span text:style-name="T62">11, </text:span><text:span text:style-name="T63">k=</text:span><text:span text:style-name="T62">11</text:span>), <text:line-break/>(<text:span text:style-name="T61">n=</text:span>19, <text:span text:style-name="T61">k=</text:span>4).</text:p>
        </text:list-item>
        <text:list-item>
          <text:p text:style-name="P28">Count O(11) = 3.</text:p>
        </text:list-item>
        <text:list-item>
          <text:p text:style-name="P29"><text:span text:style-name="T54">σ</text:span><text:span text:style-name="T42">2</text:span>(11<text:span text:style-name="T11">2</text:span>) = 14763.</text:p>
        </text:list-item>
        <text:list-item>
          <text:p text:style-name="P38"><text:span text:style-name="T1">Check: 3 </text:span><text:span text:style-name="T3">mod 10</text:span><text:span text:style-name="T1"> = 14763 mod 10. </text:span><text:span text:style-name="Strong_20_Emphasis"><text:span text:style-name="T1">(Holds)</text:span></text:span></text:p>
        </text:list-item>
      </text:list>
      <text:h text:style-name="Heading_20_3" text:outline-level="3"><text:span text:style-name="Strong_20_Emphasis"><text:span text:style-name="T1">3. Case </text:span></text:span><text:span text:style-name="Strong_20_Emphasis"><text:span text:style-name="T22">n</text:span></text:span><text:span text:style-name="Strong_20_Emphasis"><text:span text:style-name="T44">0</text:span></text:span><text:span text:style-name="Strong_20_Emphasis"><text:span text:style-name="T1"> = 121</text:span></text:span></text:h>
      <text:list text:style-name="L3">
        <text:list-item>
          <text:p text:style-name="P30">Target Value: f(121, 121) = <text:span text:style-name="T33">V_{</text:span><text:span text:style-name="T34">121</text:span><text:span text:style-name="T33">}</text:span><text:span text:style-name="T19"> </text:span>= 5,358,972,025 <text:span text:style-name="T55">(73205</text:span><text:span text:style-name="T15">2</text:span><text:span text:style-name="T31">)</text:span>.</text:p>
        </text:list-item>
        <text:list-item>
          <text:p text:style-name="P31"><text:soft-page-break/>Solutions: <text:span text:style-name="T66">(5 pairs)</text:span></text:p>
        </text:list-item>
        <text:list-item>
          <text:p text:style-name="P31">(<text:span text:style-name="T61">n=</text:span>29, <text:span text:style-name="T61">k=</text:span>229), (<text:span text:style-name="T61">n=</text:span>44, <text:span text:style-name="T61">k=</text:span>209), <text:line-break/>(<text:span text:style-name="T63">n=</text:span><text:span text:style-name="T62">121, </text:span><text:span text:style-name="T63">k=</text:span><text:span text:style-name="T62">121</text:span>), <text:line-break/>(<text:span text:style-name="T61">n=</text:span>209, <text:span text:style-name="T61">k=</text:span>44), (<text:span text:style-name="T61">n=</text:span>229, <text:span text:style-name="T61">k=</text:span>29).</text:p>
        </text:list-item>
        <text:list-item>
          <text:p text:style-name="P32">Count O(121) = 5 (Odd).</text:p>
        </text:list-item>
        <text:list-item>
          <text:p text:style-name="P33"><text:span text:style-name="T54">σ</text:span><text:span text:style-name="T42">2</text:span>(121<text:span text:style-name="T11">2</text:span>) = 216,145,205.</text:p>
        </text:list-item>
        <text:list-item>
          <text:p text:style-name="P39"><text:span text:style-name="T1">Check: 5 </text:span><text:span text:style-name="T3">mod 10 = </text:span><text:span text:style-name="T1">216,145,205 (mod 10). </text:span><text:span text:style-name="Strong_20_Emphasis"><text:span text:style-name="T1">(Holds)</text:span></text:span></text:p>
        </text:list-item>
      </text:list>
      <text:h text:style-name="Heading_20_3" text:outline-level="3"><text:span text:style-name="Strong_20_Emphasis"><text:span text:style-name="T1">4. Case </text:span></text:span><text:span text:style-name="Strong_20_Emphasis"><text:span text:style-name="T22">n</text:span></text:span><text:span text:style-name="Strong_20_Emphasis"><text:span text:style-name="T44">0</text:span></text:span><text:span text:style-name="Strong_20_Emphasis"><text:span text:style-name="T1"> = 6061</text:span></text:span></text:h>
      <text:list text:style-name="L4">
        <text:list-item>
          <text:p text:style-name="P34">Target Value: f(6061, 6061) = <text:span text:style-name="T33">V_{</text:span><text:span text:style-name="T34">6061</text:span><text:span text:style-name="T33">}</text:span><text:span text:style-name="T19"> </text:span><text:s/>= 33,737,829,934,746,025 (183,678,605<text:span text:style-name="T11">2</text:span>).</text:p>
        </text:list-item>
        <text:list-item>
          <text:p text:style-name="P35">Solutions (27 pairs):</text:p>
          <text:p text:style-name="P34">(<text:span text:style-name="T61">n=</text:span>319, <text:span text:style-name="T61">k=</text:span>13079), (<text:span text:style-name="T61">n=</text:span>836, <text:span text:style-name="T61">k=</text:span>12331), (<text:span text:style-name="T61">n=</text:span>1039, <text:span text:style-name="T61">k=</text:span>12044), <text:line-break/>(<text:span text:style-name="T61">n=</text:span>1681, <text:span text:style-name="T61">k=</text:span>11161), (<text:span text:style-name="T61">n=</text:span>2204, <text:span text:style-name="T61">k=</text:span>10469), (<text:span text:style-name="T61">n=</text:span>2731, <text:span text:style-name="T61">k=</text:span>9796), <text:line-break/>(<text:span text:style-name="T61">n=</text:span>2831, <text:span text:style-name="T61">k=</text:span>9671), (<text:span text:style-name="T61">n=</text:span>3364, <text:span text:style-name="T61">k=</text:span>9019), (<text:span text:style-name="T61">n=</text:span>3389, <text:span text:style-name="T61">k=</text:span>8989), <text:line-break/>(<text:span text:style-name="T61">n=k=</text:span>4031, <text:span text:style-name="T61">k=</text:span>8236), (<text:span text:style-name="T61">n=</text:span>4579, <text:span text:style-name="T61">k=</text:span>7619), (<text:span text:style-name="T61">n=</text:span>4796, 7381), <text:line-break/>(<text:span text:style-name="T61">n=</text:span>5489, <text:span text:style-name="T61">k=</text:span>6644), (<text:span text:style-name="T63">n=</text:span><text:span text:style-name="T62">6061, </text:span><text:span text:style-name="T63">k=</text:span><text:span text:style-name="T62">6061</text:span>), (<text:span text:style-name="T61">n=</text:span>6644, <text:span text:style-name="T61">k=</text:span>5489), <text:line-break/>(<text:span text:style-name="T61">n=</text:span>7381, <text:span text:style-name="T61">k=</text:span>4796), (<text:span text:style-name="T61">n=</text:span>7619, <text:span text:style-name="T61">k=</text:span>4579), (<text:span text:style-name="T61">n=</text:span>8236, <text:span text:style-name="T61">k=</text:span>4031), <text:line-break/>(<text:span text:style-name="T61">n=</text:span>8989, <text:span text:style-name="T61">k=</text:span>3389), (<text:span text:style-name="T61">n=</text:span>9019, <text:span text:style-name="T61">k=</text:span>3364), (<text:span text:style-name="T61">n=</text:span>9671, <text:span text:style-name="T61">k=</text:span>2831), <text:line-break/>(<text:span text:style-name="T61">n=</text:span>9796, <text:span text:style-name="T61">k=</text:span>2731), (<text:span text:style-name="T61">n=k=</text:span>10469, 2204), (<text:span text:style-name="T61">n=</text:span>11161, <text:span text:style-name="T61">k=</text:span>1681), <text:line-break/>(<text:span text:style-name="T61">n=</text:span>12044, <text:span text:style-name="T61">k=</text:span>1039), (<text:span text:style-name="T61">n=</text:span>12331, <text:span text:style-name="T61">k=</text:span>836), (<text:span text:style-name="T61">n=</text:span>13079, <text:span text:style-name="T61">k=</text:span>319).</text:p>
        </text:list-item>
        <text:list-item>
          <text:p text:style-name="P35">Count O(6061) = 27 (Odd).</text:p>
        </text:list-item>
        <text:list-item>
          <text:p text:style-name="P36"><text:span text:style-name="T54">σ</text:span><text:span text:style-name="T42">2</text:span>(6061<text:span text:style-name="T11">2</text:span>) = 1,366,162,675,926,867.</text:p>
        </text:list-item>
        <text:list-item>
          <text:p text:style-name="P40"><text:span text:style-name="T1">Check: </text:span><text:span text:style-name="T6">2</text:span><text:span text:style-name="T1">7 (mod 10) </text:span><text:span text:style-name="T4">= </text:span><text:span text:style-name="T1">1,366,162,675,926,867 mod 10. </text:span><text:span text:style-name="Strong_20_Emphasis"><text:span text:style-name="T1">(Holds)</text:span></text:span></text:p>
        </text:list-item>
      </text:list>
      <text:p text:style-name="P22"><text:span text:style-name="Strong_20_Emphasis"><text:span text:style-name="T7">I have run through 67500 tests with n=k and the conjecture has held. But I understand that is not a proof.</text:span></text:span></text:p>
      <text:h text:style-name="P19" text:outline-level="2"><text:span text:style-name="Strong_20_Emphasis"><text:span text:style-name="T64">Questions</text:span></text:span></text:h>
      <text:list text:style-name="L5">
        <text:list-item>
          <text:p text:style-name="P41"><text:span text:style-name="Strong_20_Emphasis"><text:span text:style-name="T30">For n = k = </text:span></text:span><text:span text:style-name="Strong_20_Emphasis"><text:span text:style-name="T26">n</text:span></text:span><text:span text:style-name="Strong_20_Emphasis"><text:span text:style-name="T49">0</text:span></text:span><text:span text:style-name="Strong_20_Emphasis"><text:span text:style-name="T30"> ,i</text:span></text:span><text:span text:style-name="Strong_20_Emphasis"><text:span text:style-name="T26">s there a method to solve for all </text:span></text:span><text:span text:style-name="Strong_20_Emphasis"><text:span text:style-name="T29">n</text:span></text:span><text:span text:style-name="Strong_20_Emphasis"><text:span text:style-name="T26">, k </text:span></text:span><text:span text:style-name="Strong_20_Emphasis"><text:span text:style-name="T30">where</text:span></text:span><text:span text:style-name="Strong_20_Emphasis"><text:span text:style-name="T26"> f(n,k) = V_{ n</text:span></text:span><text:span text:style-name="Strong_20_Emphasis"><text:span text:style-name="T49">0</text:span></text:span><text:span text:style-name="Strong_20_Emphasis"><text:span text:style-name="T26"> }, </text:span></text:span><text:span text:style-name="Strong_20_Emphasis"><text:span text:style-name="T30">i.e. S_{ </text:span></text:span><text:span text:style-name="Strong_20_Emphasis"><text:span text:style-name="T26">n</text:span></text:span><text:span text:style-name="Strong_20_Emphasis"><text:span text:style-name="T49">0 </text:span></text:span><text:span text:style-name="Strong_20_Emphasis"><text:span text:style-name="T30">}</text:span></text:span><text:span text:style-name="Strong_20_Emphasis"><text:span text:style-name="T26">?</text:span></text:span></text:p>
        </text:list-item>
        <text:list-item>
          <text:p text:style-name="P42"><text:span text:style-name="Strong_20_Emphasis"><text:span text:style-name="T26">Is there a method to </text:span></text:span><text:span text:style-name="Strong_20_Emphasis"><text:span text:style-name="T30">determine</text:span></text:span><text:span text:style-name="Strong_20_Emphasis"><text:span text:style-name="T26"> the number of solutions to f(n,k) = V_{ <text:s/>n</text:span></text:span><text:span text:style-name="Strong_20_Emphasis"><text:span text:style-name="T49">0</text:span></text:span><text:span text:style-name="Strong_20_Emphasis"><text:span text:style-name="T26"> }? </text:span></text:span><text:span text:style-name="Strong_20_Emphasis"><text:span text:style-name="T29">i.e. O(</text:span></text:span><text:span text:style-name="Strong_20_Emphasis"><text:span text:style-name="T26">n</text:span></text:span><text:span text:style-name="Strong_20_Emphasis"><text:span text:style-name="T49">0</text:span></text:span><text:span text:style-name="Strong_20_Emphasis"><text:span text:style-name="T29">).</text:span></text:span></text:p>
        </text:list-item>
        <text:list-item>
          <text:p text:style-name="P43"><text:soft-page-break/><text:span text:style-name="Strong_20_Emphasis"><text:span text:style-name="T26">Can Conjecture 2 be </text:span></text:span><text:span text:style-name="Strong_20_Emphasis"><text:span text:style-name="T28">proved</text:span></text:span><text:span text:style-name="Strong_20_Emphasis"><text:span text:style-name="T26">? Was conjecture 2 already known or a natural result of some other proved relation between </text:span></text:span><text:span text:style-name="Strong_20_Emphasis"><text:span text:style-name="T35">σ</text:span></text:span><text:span text:style-name="Strong_20_Emphasis"><text:span text:style-name="T43">2</text:span></text:span><text:span text:style-name="Strong_20_Emphasis"><text:span text:style-name="T36">() and perfect squares </text:span></text:span><text:span text:style-name="Strong_20_Emphasis"><text:span text:style-name="T37">formed via f(n,k)</text:span></text:span><text:span text:style-name="Strong_20_Emphasis"><text:span text:style-name="T26">?</text:span></text:span></text:p>
        </text:list-item>
      </text:list>
      <text:p text:style-name="P11"/>
      <text:h text:style-name="P5" text:outline-level="2">Additional Supporting Documentation</text:h>
      <text:p text:style-name="P20"><text:span text:style-name="Strong_20_Emphasis"><text:span text:style-name="T65">The following are sequences in the Online Encyclopedia</text:span></text:span></text:p>
      <text:p text:style-name="P20"><text:span text:style-name="Strong_20_Emphasis"><text:span text:style-name="T65">For n=1 to ∞</text:span></text:span></text:p>
      <text:list text:style-name="L6">
        <text:list-item>
          <text:p text:style-name="P44"><text:span text:style-name="Strong_20_Emphasis"><text:span text:style-name="T65">For difference=1: The square roots of the f(n,1) values are the sequence #A028387. </text:span></text:span></text:p>
        </text:list-item>
        <text:list-item>
          <text:p text:style-name="P44"><text:span text:style-name="Strong_20_Emphasis"><text:span text:style-name="T65">For difference=2: The square roots of the f(n,2) values are the positive values in sequence #A028875</text:span></text:span></text:p>
        </text:list-item>
        <text:list-item>
          <text:p text:style-name="P44"><text:span text:style-name="Strong_20_Emphasis"><text:span text:style-name="T65">For difference=3: The square roots of the f(n,3) values are the positive values in sequence #A190576</text:span></text:span></text:p>
        </text:list-item>
        <text:list-item>
          <text:p text:style-name="P44"><text:span text:style-name="Strong_20_Emphasis"><text:span text:style-name="T65">For difference=4: The square roots of the f(n,4) values are the positive values in sequence #A134594</text:span></text:span></text:p>
        </text:list-item>
        <text:list-item>
          <text:p text:style-name="P44"><text:span text:style-name="Strong_20_Emphasis"><text:span text:style-name="T65">For difference=5 through difference=25, no sequences were found in the OEIS referencing the square roots.</text:span></text:span></text:p>
        </text:list-item>
      </text:list>
      <text:p text:style-name="P23"><text:span text:style-name="Strong_20_Emphasis"><text:span text:style-name="T65">There is a spreadsheet at </text:span></text:span><text:a xlink:type="simple" xlink:href="http://github/ghjoss/Product_of_Four/ProductOfFour.odt" text:style-name="Internet_20_link" text:visited-style-name="Visited_20_Internet_20_Link"><text:span text:style-name="Strong_20_Emphasis"><text:span text:style-name="T65">http://github/ghjoss/Product_of_Four/ProductOfFour.odt</text:span></text:span></text:a><text:span text:style-name="Strong_20_Emphasis"><text:span text:style-name="T65"> that has 198,000+ f(n,k) combinations where there is a V_{ </text:span></text:span><text:span text:style-name="Strong_20_Emphasis"><text:span text:style-name="T26">n</text:span></text:span><text:span text:style-name="Strong_20_Emphasis"><text:span text:style-name="T49">0</text:span></text:span><text:span text:style-name="Strong_20_Emphasis"><text:span text:style-name="T65"> } among the results. This was generated by the Rust language program, main.rs, in the src folder. The program loads a set of postgres database tables with the results. The database key fields contain not the f(n0) values but the square root of f(</text:span></text:span><text:span text:style-name="Strong_20_Emphasis"><text:span text:style-name="T26">n</text:span></text:span><text:span text:style-name="Strong_20_Emphasis"><text:span text:style-name="T49">0</text:span></text:span><text:span text:style-name="Strong_20_Emphasis"><text:span text:style-name="T65">). For entries where f(n,k), with k ≠ n, generates the same value as f(</text:span></text:span><text:span text:style-name="Strong_20_Emphasis"><text:span text:style-name="T26">n</text:span></text:span><text:span text:style-name="Strong_20_Emphasis"><text:span text:style-name="T49">0</text:span></text:span><text:span text:style-name="Strong_20_Emphasis"><text:span text:style-name="T26">,</text:span></text:span><text:span text:style-name="Strong_20_Emphasis"><text:span text:style-name="T27">n</text:span></text:span><text:span text:style-name="Strong_20_Emphasis"><text:span text:style-name="T49">0 </text:span></text:span><text:span text:style-name="Strong_20_Emphasis"><text:span text:style-name="T65">), the σ2(</text:span></text:span><text:span text:style-name="Strong_20_Emphasis"><text:span text:style-name="T26">n</text:span></text:span><text:span text:style-name="Strong_20_Emphasis"><text:span text:style-name="T49">0 </text:span></text:span><text:span text:style-name="Strong_20_Emphasis"><text:span text:style-name="T16">2</text:span></text:span><text:span text:style-name="Strong_20_Emphasis"><text:span text:style-name="T65">) is denoted in the row.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thJax_Math" svg:font-family="MathJax_Math"/>
    <style:font-face style:name="Noto Sans CJK SC" svg:font-family="'Noto Sans CJK SC'" style:font-family-generic="system" style:font-pitch="variable"/>
    <style:font-face style:name="Noto Sans Math" svg:font-family="'Noto Sans Math'" style:font-family-generic="swiss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21:13:17.109160503</meta:creation-date>
    <dc:date>2025-11-30T21:12:13.986156687</dc:date>
    <meta:editing-duration>PT6H50M20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5" meta:paragraph-count="63" meta:word-count="868" meta:character-count="4912" meta:non-whitespace-character-count="4118"/>
  </office:meta>
</office:document-meta>
</file>